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60000028716F942E8578EF166.png" manifest:media-type="image/png"/>
  <manifest:file-entry manifest:full-path="Pictures/100002010000047F0000027261EEF3C8F8FC28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245cm" draw:z-index="0"><draw:image xlink:href="Pictures/100002010000047F0000027261EEF3C8F8FC2857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width="17cm" svg:height="10.679cm" draw:z-index="1"><draw:image xlink:href="Pictures/10000201000004060000028716F942E8578EF16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4:34:42.188792259</meta:creation-date>
    <dc:date>2021-07-01T16:43:43.355781096</dc:date>
    <meta:editing-duration>PT2H9M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